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99ffff" draw:textarea-horizontal-align="justify" draw:textarea-vertical-align="middle" draw:auto-grow-height="false" fo:min-height="2.45cm" fo:min-width="5.3cm"/>
    </style:style>
    <style:style style:name="gr2" style:family="graphic" style:parent-style-name="standard">
      <style:graphic-properties svg:stroke-color="#000000" draw:fill="solid" draw:fill-color="#ccff66" draw:textarea-horizontal-align="justify" draw:textarea-vertical-align="middle" draw:auto-grow-height="false" fo:min-height="2.45cm" fo:min-width="5.3cm"/>
    </style:style>
    <style:style style:name="gr3" style:family="graphic" style:parent-style-name="objectwithoutfill">
      <style:graphic-properties draw:marker-end="Arrow" draw:marker-end-width="0.3cm" draw:fill="none" draw:fill-color="#99ff66" draw:textarea-vertical-align="middl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5cm"/>
    </style:style>
    <style:style style:name="gr8" style:family="graphic" style:parent-style-name="standard">
      <style:graphic-properties svg:stroke-color="#000000" draw:fill="solid" draw:fill-color="#ffccf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ff6666" draw:textarea-horizontal-align="justify" draw:textarea-vertical-align="middle" draw:auto-grow-height="false" fo:min-height="2.45cm" fo:min-width="5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ccff66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99ff66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000000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solid" draw:fill-color="#ffcc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99ff66"/>
      <style:paragraph-properties fo:text-align="center"/>
    </style:style>
    <style:style style:name="P12" style:family="paragraph">
      <loext:graphic-properties draw:fill="solid" draw:fill-color="#ff6666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8cm" svg:height="2.7cm" svg:x="11.9cm" svg:y="12.3cm"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8cm" svg:height="2.7cm" svg:x="2.9cm" svg:y="6.1cm"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4cm" svg:y1="2.1cm" svg:x2="14.4cm" svg:y2="6cm">
          <text:p/>
        </draw:line>
        <draw:custom-shape draw:style-name="gr4" draw:text-style-name="P6" draw:layer="layout" svg:width="1.045cm" svg:height="1.025cm" svg:x="1.2cm" svg:y="4.5cm">
          <text:p text:style-name="P5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3cm" svg:height="1.195cm" svg:x="4.285cm" svg:y="4.7cm">
          <draw:text-box>
            <text:p/>
          </draw:text-box>
        </draw:frame>
        <draw:frame draw:style-name="gr6" draw:text-style-name="P7" draw:layer="layout" svg:width="0.502cm" svg:height="1.187cm" svg:x="15.1cm" svg:y="5.4cm">
          <draw:text-box>
            <text:p/>
          </draw:text-box>
        </draw:frame>
        <draw:line draw:style-name="gr3" draw:text-style-name="P4" draw:layer="layout" svg:x1="15.2cm" svg:y1="6cm" svg:x2="15.2cm" svg:y2="2.1cm">
          <text:p/>
        </draw:line>
        <draw:frame draw:style-name="gr7" draw:text-style-name="P9" draw:layer="layout" svg:width="4.685cm" svg:height="0.962cm" svg:x="2.1cm" svg:y="4.638cm">
          <draw:text-box>
            <text:p text:style-name="P8"><text:span text:style-name="T3">HTTP Request</text:span></text:p>
          </draw:text-box>
        </draw:frame>
        <draw:custom-shape draw:style-name="gr8" draw:text-style-name="P10" draw:layer="layout" svg:width="5.8cm" svg:height="2.7cm" svg:x="2.9cm" svg:y="12.3cm">
          <text:p text:style-name="P1"><text:span text:style-name="T1">Views</text:span></text:p>
          <draw:enhanced-geometry svg:viewBox="0 0 21600 21600" draw:type="rectangle" draw:enhanced-path="M 0 0 L 21600 0 21600 21600 0 21600 0 0 Z N"/>
        </draw:custom-shape>
        <draw:line draw:style-name="gr3" draw:text-style-name="P11" draw:layer="layout" svg:x1="5.8cm" svg:y1="9.1cm" svg:x2="5.8cm" svg:y2="12.1cm">
          <text:p/>
        </draw:line>
        <draw:custom-shape draw:style-name="gr9" draw:text-style-name="P12" draw:layer="layout" svg:width="5.8cm" svg:height="2.7cm" svg:x="11.9cm" svg:y="6.1cm">
          <text:p text:style-name="P1"><text:span text:style-name="T1">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045cm" svg:height="1.025cm" svg:x="3cm" svg:y="10.105cm">
          <text:p text:style-name="P5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3cm" svg:height="1.195cm" svg:x="5.685cm" svg:y="10.305cm">
          <draw:text-box>
            <text:p/>
          </draw:text-box>
        </draw:frame>
        <draw:frame draw:style-name="gr10" draw:text-style-name="P13" draw:layer="layout" svg:width="2.4cm" svg:height="0.962cm" svg:x="3.9cm" svg:y="10.243cm">
          <draw:text-box>
            <text:p text:style-name="P8"><text:span text:style-name="T3">Render</text:span></text:p>
          </draw:text-box>
        </draw:frame>
        <draw:custom-shape draw:style-name="gr4" draw:text-style-name="P6" draw:layer="layout" svg:width="1.045cm" svg:height="1.025cm" svg:x="6.5cm" svg:y="3.1cm">
          <text:p text:style-name="P5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3cm" svg:height="1.195cm" svg:x="9.585cm" svg:y="3.3cm">
          <draw:text-box>
            <text:p/>
          </draw:text-box>
        </draw:frame>
        <draw:frame draw:style-name="gr7" draw:text-style-name="P9" draw:layer="layout" svg:width="4.685cm" svg:height="0.962cm" svg:x="7.4cm" svg:y="3.238cm">
          <draw:text-box>
            <text:p text:style-name="P8"><text:span text:style-name="T3">HTTP Response</text:span></text:p>
          </draw:text-box>
        </draw:frame>
        <draw:line draw:style-name="gr3" draw:text-style-name="P4" draw:layer="layout" svg:x1="5.3cm" svg:y1="2.1cm" svg:x2="5.3cm" svg:y2="6cm">
          <text:p/>
        </draw:line>
        <draw:line draw:style-name="gr3" draw:text-style-name="P4" draw:layer="layout" svg:x1="6.3cm" svg:y1="6.001cm" svg:x2="6.3cm" svg:y2="2.101cm">
          <text:p/>
        </draw:line>
        <draw:custom-shape draw:style-name="gr4" draw:text-style-name="P6" draw:layer="layout" svg:width="1.045cm" svg:height="1.025cm" svg:x="9.1cm" svg:y="4.5cm">
          <text:p text:style-name="P5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3cm" svg:height="1.195cm" svg:x="12.385cm" svg:y="4.7cm">
          <draw:text-box>
            <text:p/>
          </draw:text-box>
        </draw:frame>
        <draw:frame draw:style-name="gr7" draw:text-style-name="P9" draw:layer="layout" svg:width="4.685cm" svg:height="0.962cm" svg:x="10cm" svg:y="4.638cm">
          <draw:text-box>
            <text:p text:style-name="P8"><text:span text:style-name="T3">Websocket message</text:span></text:p>
          </draw:text-box>
        </draw:frame>
        <draw:line draw:style-name="gr3" draw:text-style-name="P11" draw:layer="layout" svg:x1="14.799cm" svg:y1="9.1cm" svg:x2="14.799cm" svg:y2="12.1cm">
          <text:p/>
        </draw:line>
        <draw:custom-shape draw:style-name="gr4" draw:text-style-name="P6" draw:layer="layout" svg:width="1.045cm" svg:height="1.025cm" svg:x="10.799cm" svg:y="10.105cm">
          <text:p text:style-name="P5"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3cm" svg:height="1.195cm" svg:x="13.484cm" svg:y="10.305cm">
          <draw:text-box>
            <text:p/>
          </draw:text-box>
        </draw:frame>
        <draw:frame draw:style-name="gr10" draw:text-style-name="P13" draw:layer="layout" svg:width="3.144cm" svg:height="0.962cm" svg:x="11.699cm" svg:y="10.243cm">
          <draw:text-box>
            <text:p text:style-name="P8"><text:span text:style-name="T3">Query/Update</text:span></text:p>
          </draw:text-box>
        </draw:frame>
        <draw:custom-shape draw:style-name="gr4" draw:text-style-name="P6" draw:layer="layout" svg:width="1.045cm" svg:height="1.025cm" svg:x="15.3cm" svg:y="3.1cm">
          <text:p text:style-name="P5"><text:span text:style-name="T2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3cm" svg:height="1.195cm" svg:x="18.385cm" svg:y="3.3cm">
          <draw:text-box>
            <text:p/>
          </draw:text-box>
        </draw:frame>
        <draw:frame draw:style-name="gr7" draw:text-style-name="P9" draw:layer="layout" svg:width="4.685cm" svg:height="1.199cm" svg:x="16.2cm" svg:y="3.238cm">
          <draw:text-box>
            <text:p text:style-name="P8"><text:span text:style-name="T3">Websocket </text:span></text:p>
            <text:p text:style-name="P8"><text:span text:style-name="T3"><text:s text:c="2"/></text:span><text:span text:style-name="T3">respon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-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7T14:48:55.049507389</meta:creation-date>
    <dc:date>2015-03-01T12:32:48.636000000</dc:date>
    <meta:editing-duration>PT1H51M35S</meta:editing-duration>
    <meta:editing-cycles>16</meta:editing-cycles>
    <meta:generator>LibreOffice/4.4.1.2$Windows_x86 LibreOffice_project/45e2de17089c24a1fa810c8f975a7171ba4cd432</meta:generator>
    <meta:document-statistic meta:object-count="29"/>
  </office:meta>
</office:document-meta>
</file>